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NP</text:p>
          </table:table-cell>
          <table:table-cell table:style-name="Default" office:value-type="string" calcext:value-type="string">
            <text:p>Exclude from BOM</text:p>
          </table:table-cell>
          <table:table-cell table:style-name="Default" office:value-type="string" calcext:value-type="string">
            <text:p>Exclude from Board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atasheet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Manufacturer Part Number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D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14</text:p>
          </table:table-cell>
          <table:table-cell table:number-columns-repeated="3"/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vishay.com/docs/88746/ss12.pdf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SD0603S040S0R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table:number-columns-repeated="3"/>
          <table:table-cell office:value-type="string" calcext:value-type="string">
            <text:p>Inductor_SMD:L_Changjiang_FXL063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jiang (Changjiang Microelectronics Tech)</text:p>
          </table:table-cell>
          <table:table-cell office:value-type="string" calcext:value-type="string">
            <text:p>FXL0630-100-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</text:p>
          </table:table-cell>
          <table:table-cell table:number-columns-repeated="3"/>
          <table:table-cell office:value-type="string" calcext:value-type="string">
            <text:p>Inductor_SMD:L_Changjiang_FXL063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jiang (Changjiang Microelectronics Tech)</text:p>
          </table:table-cell>
          <table:table-cell office:value-type="string" calcext:value-type="string">
            <text:p>FXL0630-150-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01,R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R</text:p>
          </table:table-cell>
          <table:table-cell table:number-columns-repeated="3"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3T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02,R405,R406,R503,R504,R601,R602,R603,R604,R605,R6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10R</text:p>
          </table:table-cell>
          <table:table-cell table:number-columns-repeated="3"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5100T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03,R501,R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k1R</text:p>
          </table:table-cell>
          <table:table-cell table:number-columns-repeated="3"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5101T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table:number-columns-repeated="3"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3300T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R</text:p>
          </table:table-cell>
          <table:table-cell table:number-columns-repeated="3"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2201T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02,R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R</text:p>
          </table:table-cell>
          <table:table-cell table:number-columns-repeated="3"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4T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R</text:p>
          </table:table-cell>
          <table:table-cell table:number-columns-repeated="3"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2202T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R</text:p>
          </table:table-cell>
          <table:table-cell table:number-columns-repeated="3"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3303T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table:number-columns-repeated="3"/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st.com/resource/en/datasheet/usblc6-2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USBLC6-2SC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10:26:21.170360475</meta:creation-date>
    <dc:date>2026-02-22T10:28:21.112811604</dc:date>
    <meta:editing-duration>PT2M1S</meta:editing-duration>
    <meta:editing-cycles>1</meta:editing-cycles>
    <meta:document-statistic meta:table-count="1" meta:cell-count="94" meta:object-count="0"/>
    <meta:generator>LibreOffice/7.3.7.2$Linux_X86_64 LibreOffice_project/30$Build-2</meta:generator>
  </office:meta>
</office:document-meta>
</file>